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7.544cm" fo:margin-left="0cm" fo:margin-top="0cm" fo:margin-bottom="0cm" table:align="left" style:writing-mode="lr-tb"/>
    </style:style>
    <style:style style:name="Tabelle1.A" style:family="table-column">
      <style:table-column-properties style:column-width="4.791cm"/>
    </style:style>
    <style:style style:name="Tabelle1.B" style:family="table-column">
      <style:table-column-properties style:column-width="2.752cm"/>
    </style:style>
    <style:style style:name="Tabelle1.1" style:family="table-row">
      <style:table-row-properties style:keep-together="true" fo:keep-together="auto"/>
    </style:style>
    <style:style style:name="Tabelle1.A1" style:family="table-cell">
      <style:table-cell-properties style:vertical-align="middle" fo:padding="0.026cm" fo:border="0.018cm solid #00000a"/>
    </style:style>
    <style:style style:name="Tabelle2" style:family="table">
      <style:table-properties style:width="7.844cm" fo:margin-left="0cm" fo:margin-top="0cm" fo:margin-bottom="0cm" table:align="left" style:writing-mode="lr-tb"/>
    </style:style>
    <style:style style:name="Tabelle2.A" style:family="table-column">
      <style:table-column-properties style:column-width="5.666cm"/>
    </style:style>
    <style:style style:name="Tabelle2.B" style:family="table-column">
      <style:table-column-properties style:column-width="2.177cm"/>
    </style:style>
    <style:style style:name="Tabelle2.1" style:family="table-row">
      <style:table-row-properties style:keep-together="true" fo:keep-together="auto"/>
    </style:style>
    <style:style style:name="Tabelle2.A1" style:family="table-cell">
      <style:table-cell-properties style:vertical-align="middle" fo:padding="0.026cm" fo:border="0.018cm solid #00000a"/>
    </style:style>
    <style:style style:name="Tabelle3" style:family="table" style:master-page-name="Standard">
      <style:table-properties style:width="16.484cm" fo:margin-left="-0.191cm" fo:margin-top="0cm" fo:margin-bottom="0cm" style:page-number="auto" table:align="left" style:writing-mode="lr-tb"/>
    </style:style>
    <style:style style:name="Tabelle3.A" style:family="table-column">
      <style:table-column-properties style:column-width="8.241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P1" style:family="paragraph" style:parent-style-name="Standard">
      <style:paragraph-properties fo:line-height="100%"/>
      <style:text-properties style:font-name="Times New Roman" fo:font-size="12pt" style:font-name-asian="Times New Roman1" style:font-size-asian="12pt" style:language-asian="ru" style:country-asian="RU" style:font-name-complex="Times New Roman1" style:font-size-complex="12pt"/>
    </style:style>
    <style:style style:name="P2" style:family="paragraph" style:parent-style-name="Standard">
      <style:paragraph-properties fo:line-height="100%" fo:text-align="center" style:justify-single-word="false"/>
      <style:text-properties style:font-name="Times New Roman" fo:font-size="12pt" style:font-name-asian="Times New Roman1" style:font-size-asian="12pt" style:language-asian="ru" style:country-asian="RU" style:font-name-complex="Times New Roman1" style:font-size-complex="12pt"/>
    </style:style>
    <style:style style:name="P3" style:family="paragraph" style:parent-style-name="Standard">
      <style:paragraph-properties fo:line-height="100%"/>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P4" style:family="paragraph" style:parent-style-name="Standard">
      <style:paragraph-properties fo:line-height="100%" fo:text-align="center" style:justify-single-word="false"/>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P5" style:family="paragraph" style:parent-style-name="Standard">
      <style:paragraph-properties fo:line-height="100%"/>
      <style:text-properties style:font-name="Times New Roman" fo:font-size="12pt" fo:language="en" fo:country="US" fo:font-weight="bold" style:font-name-asian="Times New Roman1" style:font-size-asian="12pt" style:language-asian="ru" style:country-asian="RU" style:font-weight-asian="bold" style:font-name-complex="Times New Roman1" style:font-size-complex="12pt" style:font-weight-complex="bold"/>
    </style:style>
    <style:style style:name="P6" style:family="paragraph" style:parent-style-name="Standard">
      <style:paragraph-properties fo:line-height="100%"/>
      <style:text-properties style:font-name="Times New Roman" fo:font-size="12pt" fo:language="en" fo:country="US" style:font-size-asian="12pt" style:font-name-complex="Times New Roman1" style:font-size-complex="12pt"/>
    </style:style>
    <style:style style:name="P7" style:family="paragraph" style:parent-style-name="Standard">
      <style:paragraph-properties fo:line-height="100%"/>
      <style:text-properties style:font-name="Times New Roman" fo:font-size="12pt" fo:font-weight="bold" style:font-name-asian="Times New Roman1" style:font-size-asian="12pt" style:language-asian="ru" style:country-asian="RU" style:font-weight-asian="bold" style:font-name-complex="Times New Roman1" style:font-size-complex="12pt" style:font-weight-complex="bold"/>
    </style:style>
    <style:style style:name="P8" style:family="paragraph" style:parent-style-name="Standard">
      <style:paragraph-properties fo:line-height="100%"/>
      <style:text-properties style:font-name="Times New Roman" fo:font-size="12pt" style:font-size-asian="12pt" style:font-name-complex="Times New Roman1" style:font-size-complex="12pt"/>
    </style:style>
    <style:style style:name="P9" style:family="paragraph" style:parent-style-name="Standard">
      <style:paragraph-properties fo:line-height="100%"/>
    </style:style>
    <style:style style:name="P10" style:family="paragraph" style:parent-style-name="Standard">
      <style:paragraph-properties fo:line-height="100%" fo:text-align="center" style:justify-single-word="false"/>
    </style:style>
    <style:style style:name="P11" style:family="paragraph" style:parent-style-name="Standard" style:list-style-name="WWNum9">
      <style:paragraph-properties fo:line-height="100%"/>
    </style:style>
    <style:style style:name="P12" style:family="paragraph" style:parent-style-name="Standard" style:list-style-name="WWNum10">
      <style:paragraph-properties fo:line-height="100%"/>
    </style:style>
    <style:style style:name="P13" style:family="paragraph" style:parent-style-name="Standard" style:list-style-name="WWNum11">
      <style:paragraph-properties fo:line-height="100%"/>
    </style:style>
    <style:style style:name="P14" style:family="paragraph" style:parent-style-name="Standard" style:list-style-name="WWNum12">
      <style:paragraph-properties fo:line-height="100%"/>
    </style:style>
    <style:style style:name="P15" style:family="paragraph" style:parent-style-name="Standard" style:list-style-name="WWNum13">
      <style:paragraph-properties fo:line-height="100%"/>
    </style:style>
    <style:style style:name="P16" style:family="paragraph" style:parent-style-name="Standard" style:list-style-name="WWNum14">
      <style:paragraph-properties fo:line-height="100%"/>
    </style:style>
    <style:style style:name="P17" style:family="paragraph" style:parent-style-name="Standard" style:list-style-name="WWNum15">
      <style:paragraph-properties fo:line-height="100%"/>
    </style:style>
    <style:style style:name="P18" style:family="paragraph" style:parent-style-name="Standard" style:list-style-name="WWNum16">
      <style:paragraph-properties fo:line-height="100%"/>
    </style:style>
    <style:style style:name="P19" style:family="paragraph" style:parent-style-name="Standard" style:list-style-name="WWNum1">
      <style:paragraph-properties fo:line-height="100%"/>
    </style:style>
    <style:style style:name="P20" style:family="paragraph" style:parent-style-name="Standard" style:list-style-name="WWNum2">
      <style:paragraph-properties fo:line-height="100%"/>
    </style:style>
    <style:style style:name="P21" style:family="paragraph" style:parent-style-name="Standard" style:list-style-name="WWNum3">
      <style:paragraph-properties fo:line-height="100%"/>
    </style:style>
    <style:style style:name="P22" style:family="paragraph" style:parent-style-name="Standard" style:list-style-name="WWNum4">
      <style:paragraph-properties fo:line-height="100%"/>
    </style:style>
    <style:style style:name="P23" style:family="paragraph" style:parent-style-name="Standard" style:list-style-name="WWNum5">
      <style:paragraph-properties fo:line-height="100%"/>
    </style:style>
    <style:style style:name="P24" style:family="paragraph" style:parent-style-name="Standard" style:list-style-name="WWNum6">
      <style:paragraph-properties fo:line-height="100%"/>
    </style:style>
    <style:style style:name="P25" style:family="paragraph" style:parent-style-name="Standard" style:list-style-name="WWNum7">
      <style:paragraph-properties fo:line-height="100%"/>
    </style:style>
    <style:style style:name="P26" style:family="paragraph" style:parent-style-name="Standard" style:list-style-name="WWNum8">
      <style:paragraph-properties fo:line-height="100%"/>
    </style:style>
    <style:style style:name="P27" style:family="paragraph" style:parent-style-name="Standard">
      <style:paragraph-properties fo:margin-top="0cm" fo:margin-bottom="0cm" fo:line-height="115%"/>
    </style:style>
    <style:style style:name="P28" style:family="paragraph" style:parent-style-name="Standard">
      <style:paragraph-properties fo:margin-top="0cm" fo:margin-bottom="0cm" fo:line-height="100%"/>
    </style:style>
    <style:style style:name="P29" style:family="paragraph" style:parent-style-name="Standard">
      <style:paragraph-properties fo:margin-top="0cm" fo:margin-bottom="0cm" fo:line-height="100%" fo:text-align="center" style:justify-single-word="false"/>
    </style:style>
    <style:style style:name="P30" style:family="paragraph" style:parent-style-name="Standard">
      <style:paragraph-properties fo:margin-left="0.635cm" fo:margin-right="0cm" fo:line-height="100%" fo:text-indent="0cm" style:auto-text-indent="false"/>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T1" style:family="text">
      <style:text-properties style:font-name="Times New Roman" fo:font-size="12pt" style:font-name-asian="Times New Roman1" style:font-size-asian="12pt" style:language-asian="ru" style:country-asian="RU" style:font-name-complex="Times New Roman1" style:font-size-complex="12pt"/>
    </style:style>
    <style:style style:name="T2"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font-weight-complex="bold"/>
    </style:style>
    <style:style style:name="T3" style:family="text">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T4" style:family="text">
      <style:text-properties style:font-name="Times New Roman" fo:font-size="12pt" fo:language="en" fo:country="US" fo:font-weight="bold" style:font-name-asian="Times New Roman1" style:font-size-asian="12pt" style:language-asian="ru" style:country-asian="RU" style:font-weight-asian="bold" style:font-name-complex="Times New Roman1" style:font-size-complex="12pt" style:font-weight-complex="bold"/>
    </style:style>
    <style:style style:name="T5" style:family="text">
      <style:text-properties fo:color="#0000ff" style:font-name="Times New Roman" fo:font-size="12pt" style:text-underline-style="solid" style:text-underline-width="auto" style:text-underline-color="font-color" fo:font-weight="bold" style:font-name-asian="Times New Roman1" style:font-size-asian="12pt" style:language-asian="ru" style:country-asian="RU" style:font-weight-asian="bold" style:font-name-complex="Times New Roman1" style:font-size-complex="12pt" style:font-weight-complex="bold"/>
    </style:style>
    <style:style style:name="T6" style:family="text">
      <style:text-properties fo:color="#0000ff" style:font-name="Times New Roman" fo:font-size="12pt" fo:language="en" fo:country="US" style:text-underline-style="solid" style:text-underline-width="auto" style:text-underline-color="font-color" fo:font-weight="bold" style:font-name-asian="Times New Roman1" style:font-size-asian="12pt" style:language-asian="ru" style:country-asian="RU" style:font-weight-asian="bold" style:font-name-complex="Times New Roman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number-columns-repeated="2"/>
        <table:table-row table:style-name="Tabelle3.1">
          <table:table-cell table:style-name="Tabelle3.A1" office:value-type="string">
            <text:p text:style-name="P10"><text:span text:style-name="T2">ORTAKLIK SÖZLEŞMESİ</text:span></text:p>
            <text:p text:style-name="P2"/>
            <text:p text:style-name="P10"><text:span text:style-name="T2">MADDE 1 – TARAFLAR</text:span></text:p>
            <text:p text:style-name="P2"/>
            <text:p text:style-name="P9"><text:span text:style-name="T1">İşbu Sözleşme aşağıdaki taraflar arasında imzalanmıştır:</text:span></text:p>
            <text:p text:style-name="P9"><text:span text:style-name="T2">ORTAK-1 (İş Fikri Sahibi/İşletmecisi):</text:span><text:span text:style-name="T1"><text:line-break/>Adı ve soyadı: __________________________<text:line-break/>Kimlik/Pasaport numarası: __________________________<text:line-break/>İkamet adresi: __________________________<text:line-break/>Telefon: __________________________<text:line-break/>E-posta: __________________________<text:line-break/>(Bundan sonra "ORTAK-1" olarak anılacaktır)</text:span></text:p>
            <text:p text:style-name="P9"><text:span text:style-name="T2">ORTAK-2 (Yazılım Geliştiricisi/Teknik Ortak):</text:span><text:span text:style-name="T1"><text:line-break/>Adı ve soyadı: __________________________<text:line-break/>Kimlik/Pasaport numarası: __________________________<text:line-break/>İkamet adresi: __________________________<text:line-break/>Telefon: __________________________<text:line-break/>E-posta: __________________________<text:line-break/>(Bundan sonra "ORTAK-2" olarak anılacaktır)</text:span></text:p>
            <text:p text:style-name="P9"><text:span text:style-name="T3">ORTAK-1 ve ORTAK-2 birlikte "ORTAKLAR" olarak anılacaktır.</text:span></text:p>
            <text:p text:style-name="P3"/>
            <text:p text:style-name="P1"/>
            <text:p text:style-name="P10"><text:span text:style-name="T2">MADDE 2 – SÖZLEŞMENİN KONUSU</text:span></text:p>
            <text:p text:style-name="P2"/>
            <text:p text:style-name="P2"/>
            <text:p text:style-name="P9"><text:span text:style-name="T1">İşbu Sözleşme'nin konusu, ORTAKLAR tarafından Türk Borçlar Kanunu'nun (TBK) 620-645. maddeleri uyarınca bir adi ortaklık kurulması ve aşağıda detaylı şekilde açıklanan </text:span><text:a xlink:type="simple" xlink:href="https://name.com" text:style-name="Internet_20_link" text:visited-style-name="Visited_20_Internet_20_Link"><text:span text:style-name="T5">name.com</text:span></text:a><text:span text:style-name="T1"> adlı dijital platformun birlikte oluşturulması, geliştirilmesi, işletilmesi ve elde edilen kârın paylaşılmasıdır.</text:span></text:p>
            <text:p text:style-name="P9"><text:soft-page-break/><text:span text:style-name="T2">Platform Tanımı:</text:span></text:p>
            <text:list xml:id="list8960024857435691641" text:style-name="WWNum9">
              <text:list-item>
                <text:p text:style-name="P11"><text:span text:style-name="T1">Platform adı: __________________________</text:span></text:p>
              </text:list-item>
              <text:list-item>
                <text:p text:style-name="P11"><text:span text:style-name="T1">Web sitesi / Alan adı: __________________________</text:span></text:p>
              </text:list-item>
              <text:list-item>
                <text:p text:style-name="P11"><text:span text:style-name="T1">Faaliyet alanı: Türkiye genelinde yeni inşaat projelerinin (yapım aşamasındaki konutlar/yeni binalar) interaktif harita üzerinde gösterilmesi, projelere göre filtreleme (konum, fiyat, alan, oda sayısı vb.), PDF kataloglar oluşturulması ve kullanıcılara abonelik yoluyla satılması.</text:span></text:p>
              </text:list-item>
              <text:list-item>
                <text:p text:style-name="P11"><text:span text:style-name="T1">Hedef kitle: Gayrimenkul danışmanları, emlak acenteleri, gayrimenkul yatırımcıları, inşaat firmaları.</text:span></text:p>
              </text:list-item>
            </text:list>
            <text:p text:style-name="P9"><text:a xlink:type="simple" xlink:href="https://name.com" text:style-name="Internet_20_link" text:visited-style-name="Visited_20_Internet_20_Link"><text:span text:style-name="T5">yapimap.com</text:span></text:a><text:span text:style-name="T1"> Platformu, tüm kaynak kodları, nesne kodları, veritabanı yapısı, kullanıcı arayüzü tasarımı, grafik unsurları, teknik dokümantasyonu ve ORTAKLAR tarafından ortaklaşa kullanılacak tüm yazılım bileşenlerini içerir.</text:span></text:p>
            <text:p text:style-name="P9"><text:span text:style-name="T1">Platform üzerindeki hakların devri </text:span><text:span text:style-name="T2">SÜRESİZDİR</text:span><text:span text:style-name="T1"> ve yazılım üzerindeki mali hakların koruma süresi boyunca geçerlidir.</text:span></text:p>
            <text:p text:style-name="P9"><text:a xlink:type="simple" xlink:href="https://name.com" text:style-name="Internet_20_link" text:visited-style-name="Visited_20_Internet_20_Link"><text:span text:style-name="T5">yapimap.com</text:span></text:a><text:span text:style-name="T1"> Platformunun devri </text:span><text:span text:style-name="T2">ÜCRETSİZ</text:span><text:span text:style-name="T1"> olarak yapılır ve karşılığında ORTAK-2'ye, oluşturduğu ve ortağı olacağı </text:span><text:a xlink:type="simple" xlink:href="https://name.com" text:style-name="Internet_20_link" text:visited-style-name="Visited_20_Internet_20_Link"><text:span text:style-name="T5">yapimap.com</text:span></text:a><text:span text:style-name="T1"> Platformundan elde edilen kârın </text:span><text:span text:style-name="T2">%45'i</text:span><text:span text:style-name="T1"> verilir.</text:span></text:p>
            <text:p text:style-name="P1"/>
            <text:p text:style-name="P1"/>
            <text:p text:style-name="P9"><text:span text:style-name="T2">ORTAK-2 aşağıdakileri taahhüt eder:</text:span></text:p>
            <text:list xml:id="list3270157410616735210" text:style-name="WWNum10">
              <text:list-item>
                <text:p text:style-name="P12"><text:a xlink:type="simple" xlink:href="https://name.com" text:style-name="Internet_20_link" text:visited-style-name="Visited_20_Internet_20_Link"><text:span text:style-name="T6">yapimap.com</text:span></text:a><text:span text:style-name="T3"> Platformunun çalışmasını engellememek;</text:span></text:p>
              </text:list-item>
              <text:list-item>
                <text:p text:style-name="P12"><text:a xlink:type="simple" xlink:href="https://name.com" text:style-name="Internet_20_link" text:visited-style-name="Visited_20_Internet_20_Link"><text:span text:style-name="T6">yapimap.com</text:span></text:a><text:span text:style-name="T3"> Platformunun yönetimine ve idaresine erişimi engellememek;</text:span></text:p>
              </text:list-item>
              <text:list-item>
                <text:p text:style-name="P12"><text:span text:style-name="T3">ORTAK-1'in izni olmadan </text:span><text:a xlink:type="simple" xlink:href="https://name.com" text:style-name="Internet_20_link" text:visited-style-name="Visited_20_Internet_20_Link"><text:span text:style-name="T6">yapimap.com</text:span></text:a><text:span text:style-name="T3"> Platformunu satmamak;</text:span></text:p>
              </text:list-item>
              <text:list-item>
                <text:p text:style-name="P12"><text:span text:style-name="T3">Devre konu yazılımın kaynak kodunu, </text:span><text:soft-page-break/><text:span text:style-name="T3">ticari sırrını, iş modelini ve müşteri verilerini kullanarak doğrudan veya dolaylı olarak rakip bir iş kurmamak, devre konu yazılımla aynı işlevleri gören herhangi bir yazılım geliştirmemek ve/veya bu yazılımı ORTAK-1'in yazılı izni olmaksızın üçüncü kişilere devretmemek;</text:span></text:p>
              </text:list-item>
              <text:list-item>
                <text:p text:style-name="P12"><text:span text:style-name="T3">İşbu Sözleşme kapsamında öğrendiği veya elde ettiği, ORTAK-1'e ait ticari sırları, müşteri listelerini, iş planlarını, mali bilgileri ve yazılıma ilişkin teknik detayları gizli tutmayı, üçüncü kişilere açıklamamayı ve kendi yararına kullanmamayı, bu yükümlülük Sözleşme süresi boyunca ve fesih sonrasında süresiz olarak devam eder.</text:span></text:p>
              </text:list-item>
            </text:list>
            <text:p text:style-name="P9"><text:span text:style-name="T3">Gizlilik yükümlülüğünün ihlali halinde ORTAK-2, ORTAK-1'in uğradığı tüm doğrudan ve dolaylı zararları tazmin etmekle yükümlüdür.</text:span></text:p>
            <text:p text:style-name="P3"/>
            <text:p text:style-name="P3"/>
            <text:p text:style-name="P1"/>
            <text:p text:style-name="P10"><text:span text:style-name="T2">MADDE 3 – KATKILAR VE ORTAKLIK PAYLARI</text:span></text:p>
            <text:p text:style-name="P2"/>
            <text:p text:style-name="P9"><text:span text:style-name="T2">3.1. ORTAK-1'in Katkısı</text:span><text:span text:style-name="T1"><text:line-break/>ORTAK-1 ortaklığa aşağıdaki katkıları sağlayarak iştirak eder:</text:span></text:p>
            <text:list xml:id="list4486146616589975544" text:style-name="WWNum11">
              <text:list-item>
                <text:p text:style-name="P13"><text:span text:style-name="T3">İş fikri, konsept ve iş modelinin geliştirilmesi;</text:span></text:p>
              </text:list-item>
              <text:list-item>
                <text:p text:style-name="P13"><text:span text:style-name="T3">Pazar araştırması, rekabet analizi ve müşteri ihtiyaç analizi;</text:span></text:p>
              </text:list-item>
              <text:list-item>
                <text:p text:style-name="P13"><text:span text:style-name="T3">Müşteri edinimi (pazarlama, satış, reklam, sosyal medya yönetimi);</text:span></text:p>
              </text:list-item>
              <text:list-item>
                <text:p text:style-name="P13"><text:span text:style-name="T3">İnşaat firmaları (yükleniciler) ve emlak acenteleri ile B2B iş birliği kurulması;</text:span></text:p>
              </text:list-item>
              <text:list-item>
                <text:p text:style-name="P13"><text:a xlink:type="simple" xlink:href="https://name.com" text:style-name="Internet_20_link" text:visited-style-name="Visited_20_Internet_20_Link"><text:span text:style-name="T6">yapimap.com</text:span></text:a><text:span text:style-name="T3"> Platformunun günlük işletimi, müşteri desteği ve içerik yönetimi;</text:span></text:p>
              </text:list-item>
              <text:list-item>
                <text:p text:style-name="P13"><text:span text:style-name="T3">Ticari ve hukuki işlemlerin takibi </text:span><text:soft-page-break/><text:span text:style-name="T3">(sözleşmeler, faturalar, tahsilat);</text:span></text:p>
              </text:list-item>
              <text:list-item>
                <text:p text:style-name="P13"><text:span text:style-name="T3">Gelecekte kurulacak şirketin yönetim ve temsil sorumluluğu.</text:span></text:p>
              </text:list-item>
            </text:list>
            <text:p text:style-name="P9"><text:span text:style-name="T4">ORTAK-1'in katkı payı: %50</text:span></text:p>
            <text:p text:style-name="P5"/>
            <text:p text:style-name="P5"/>
            <text:p text:style-name="P3"/>
            <text:p text:style-name="P9"><text:span text:style-name="T4">3.2. ORTAK-2'nin Katkısı</text:span><text:span text:style-name="T3"><text:line-break/>ORTAK-2 ortaklığa aşağıdaki katkıları sağlayarak iştirak eder:</text:span></text:p>
            <text:list xml:id="list7152192116552397809" text:style-name="WWNum12">
              <text:list-item>
                <text:p text:style-name="P14"><text:a xlink:type="simple" xlink:href="https://name.com" text:style-name="Internet_20_link" text:visited-style-name="Visited_20_Internet_20_Link"><text:span text:style-name="T6">yapimap.com</text:span></text:a><text:span text:style-name="T3"> Platformunun tüm teknik altyapısının ve yazılım kodunun (kaynak kodunun) geliştirilmesi;</text:span></text:p>
              </text:list-item>
              <text:list-item>
                <text:p text:style-name="P14"><text:span text:style-name="T1">Veritabanı tasarımı ve yönetimi;</text:span></text:p>
              </text:list-item>
              <text:list-item>
                <text:p text:style-name="P14"><text:span text:style-name="T3">Harita entegrasyonu (Google Maps / OpenStreetMap / Mapbox);</text:span></text:p>
              </text:list-item>
              <text:list-item>
                <text:p text:style-name="P14"><text:span text:style-name="T1">Filtreleme sistemlerinin geliştirilmesi;</text:span></text:p>
              </text:list-item>
              <text:list-item>
                <text:p text:style-name="P14"><text:span text:style-name="T1">PDF katalog oluşturma mekanizmasının geliştirilmesi;</text:span></text:p>
              </text:list-item>
              <text:list-item>
                <text:p text:style-name="P14"><text:span text:style-name="T3">Abonelik ve ödeme sistem entegrasyonu (www.paddle.com</text:span><text:bookmark text:name="Bookmark"/><text:span text:style-name="T3">);</text:span></text:p>
              </text:list-item>
              <text:list-item>
                <text:p text:style-name="P14"><text:span text:style-name="T3">Hosting, alan adı, SSL sertifikası ve sunucu yönetimi;</text:span></text:p>
              </text:list-item>
              <text:list-item>
                <text:p text:style-name="P14"><text:span text:style-name="T3">Teknik hata ayıklama, güncellemeler ve sürdürülebilirliğin sağlanması;</text:span></text:p>
              </text:list-item>
              <text:list-item>
                <text:p text:style-name="P14"><text:span text:style-name="T3">Gelecekte yeni teknik özelliklerin geliştirilmesi.</text:span></text:p>
              </text:list-item>
            </text:list>
            <text:p text:style-name="P9"><text:span text:style-name="T4">ORTAK-2'nin katkı payı: %50</text:span></text:p>
            <text:p text:style-name="P9"><text:span text:style-name="T4">Not:</text:span><text:span text:style-name="T3"> ORTAK-2 tarafından geliştirilen yazılım üzerindeki tüm mali haklar, Taraflar arasında ayrıca imzalanan "Yazılım Devir Sözleşmesi" ile ORTAK-1'e veya kurulacak şirkete devredilmiştir. İşbu Ortaklık Sözleşmesi, bu devir karşılığında ORTAK-2'ye verilecek payı düzenler.</text:span></text:p>
            <text:p text:style-name="P9"><text:a xlink:type="simple" xlink:href="https://name.com" text:style-name="Internet_20_link" text:visited-style-name="Visited_20_Internet_20_Link"><text:span text:style-name="T6">yapimap.com</text:span></text:a><text:span text:style-name="T3"> Platformunu yönetmek üzere ortak bir şirket kurulana kadar, </text:span><text:a xlink:type="simple" xlink:href="https://name.com" text:style-name="Internet_20_link" text:visited-style-name="Visited_20_Internet_20_Link"><text:span text:style-name="T6">yapimap.com</text:span></text:a><text:span text:style-name="T3"> Platformunun yönetimi, idaresi ve mali işlemleri aşağıdaki şirket tarafından yürütülecektir:</text:span></text:p>
            <text:p text:style-name="P9"><text:soft-page-break/><text:span text:style-name="T4">GLOBAL TRADE EMLAK OTOMOTİV TURİZM İNŞAAT UNLU MAMULLER YÖNETİM DANIŞMANLIĞI SANAYİ TİC. </text:span><text:span text:style-name="T2">VE LTD. ŞTİ.</text:span></text:p>
            <text:p text:style-name="P7"/>
            <text:p text:style-name="P7"/>
            <text:p text:style-name="P1"/>
            <text:p text:style-name="P1"/>
            <text:p text:style-name="P10"><text:span text:style-name="T2">MADDE 4 – KÂR VE ZARAR PAYLAŞIMI</text:span></text:p>
            <text:p text:style-name="P2"/>
            <text:p text:style-name="P9"><text:span text:style-name="T2">4.1. Kâr Paylaşımı:</text:span><text:span text:style-name="T1"><text:line-break/>Ortaklık faaliyetlerinden elde edilen net kâr (tüm giderler, vergiler, yasal yükümlülükler ve acil durumlar için ayrılan yedek akçeler düşüldükten sonra kalan tutar) ORTAKLAR arasında aşağıdaki oranlarda dağıtılır:</text:span></text:p>
            <text:p text:style-name="P1"/>
            <table:table table:name="Tabelle1" table:style-name="Tabelle1">
              <table:table-column table:style-name="Tabelle1.A"/>
              <table:table-column table:style-name="Tabelle1.B"/>
              <table:table-header-rows>
                <table:table-row table:style-name="Tabelle1.1">
                  <table:table-cell table:style-name="Tabelle1.A1" office:value-type="string">
                    <text:p text:style-name="P29"><text:span text:style-name="T2">ORTAK</text:span></text:p>
                  </table:table-cell>
                  <table:table-cell table:style-name="Tabelle1.A1" office:value-type="string">
                    <text:p text:style-name="P29"><text:span text:style-name="T2">Kâr </text:span></text:p>
                    <text:p text:style-name="P29"><text:span text:style-name="T2">Payı</text:span></text:p>
                  </table:table-cell>
                </table:table-row>
              </table:table-header-rows>
              <table:table-row table:style-name="Tabelle1.1">
                <table:table-cell table:style-name="Tabelle1.A1" office:value-type="string">
                  <text:p text:style-name="P28"><text:span text:style-name="T1">ORTAK-1</text:span></text:p>
                  <text:p text:style-name="P28"><text:span text:style-name="T1"><text:s/>(İş Fikri Sahibi)</text:span></text:p>
                </table:table-cell>
                <table:table-cell table:style-name="Tabelle1.A1" office:value-type="string">
                  <text:p text:style-name="P28"><text:span text:style-name="T1">%45</text:span></text:p>
                </table:table-cell>
              </table:table-row>
              <table:table-row table:style-name="Tabelle1.1">
                <table:table-cell table:style-name="Tabelle1.A1" office:value-type="string">
                  <text:p text:style-name="P28"><text:span text:style-name="T1">ORTAK-2</text:span></text:p>
                  <text:p text:style-name="P28"><text:span text:style-name="T1"><text:s/>(Yazılım Geliştiricisi)</text:span></text:p>
                </table:table-cell>
                <table:table-cell table:style-name="Tabelle1.A1" office:value-type="string">
                  <text:p text:style-name="P28"><text:span text:style-name="T1">%45</text:span></text:p>
                </table:table-cell>
              </table:table-row>
              <table:table-row table:style-name="Tabelle1.1">
                <table:table-cell table:style-name="Tabelle1.A1" office:value-type="string">
                  <text:p text:style-name="P28"><text:span text:style-name="T1">YARDIM FONU</text:span></text:p>
                </table:table-cell>
                <table:table-cell table:style-name="Tabelle1.A1" office:value-type="string">
                  <text:p text:style-name="P28"><text:span text:style-name="T1">%10</text:span></text:p>
                </table:table-cell>
              </table:table-row>
            </table:table>
            <text:p text:style-name="P9"><text:span text:style-name="T2">4.2. Zarar Paylaşımı:</text:span><text:span text:style-name="T1"><text:line-break/>Ortaklık faaliyetlerinden doğabilecek her türlü zarar, ORTAK-1 ve ORTAK-2 tarafından </text:span><text:span text:style-name="T2">%50 – %50</text:span><text:span text:style-name="T1"> oranında karşılanır.</text:span></text:p>
            <text:p text:style-name="P9"><text:span text:style-name="T2">4.3. Kâr Dağıtım Zamanı:</text:span><text:span text:style-name="T1"><text:line-break/>Kâr dağıtımı, ORTAKLAR tarafından oybirliğiyle kararlaştırılan dönemlerde yapılır. Aksi kararlaştırılmadıkça, kâr dağıtımı </text:span><text:span text:style-name="T2">her 1 (bir) ayda bir</text:span><text:span text:style-name="T1"> yapılır.</text:span></text:p>
            <text:p text:style-name="P1"/>
            <text:p text:style-name="P1"/>
            <text:p text:style-name="P1"/>
            <text:p text:style-name="P10"><text:span text:style-name="T2">MADDE 5 – YÖNETİM VE TEMSİL YETKİSİ</text:span></text:p>
            <text:p text:style-name="P9"><text:span text:style-name="T2">5.1. Olağan Yönetim İşleri (Günlük faaliyetler):</text:span><text:span text:style-name="T1"><text:line-break/>Aşağıda sayılan olağan yönetim işleri, ORTAKLAR'dan her biri tarafından tek </text:span><text:soft-page-break/><text:span text:style-name="T1">başına yapılabilir (TBK m. 622):</text:span></text:p>
            <text:list xml:id="list9053656204439802629" text:style-name="WWNum13">
              <text:list-item>
                <text:p text:style-name="P15"><text:span text:style-name="T3">Hosting, alan adı, SSL sertifikası ve sunucu gibi teknik giderlerin ödenmesi;</text:span></text:p>
              </text:list-item>
              <text:list-item>
                <text:p text:style-name="P15"><text:a xlink:type="simple" xlink:href="https://name.com" text:style-name="Internet_20_link" text:visited-style-name="Visited_20_Internet_20_Link"><text:span text:style-name="T6">yapimap.com</text:span></text:a><text:span text:style-name="T3"> Platformunun teknik bakım ve güncellemelerinin yapılması;</text:span></text:p>
              </text:list-item>
              <text:list-item>
                <text:p text:style-name="P15"><text:span text:style-name="T3">Müşteri desteği ve kullanıcı yönetimi;</text:span></text:p>
              </text:list-item>
              <text:list-item>
                <text:p text:style-name="P15"><text:span text:style-name="T3">Taraflarca ayrıca belirlenen aylık bütçe dahilinde pazarlama giderlerinin yapılması;</text:span></text:p>
              </text:list-item>
              <text:list-item>
                <text:p text:style-name="P15"><text:span text:style-name="T3">Faturalama ve temel muhasebe işlemleri;</text:span></text:p>
              </text:list-item>
              <text:list-item>
                <text:p text:style-name="P15"><text:span text:style-name="T1">Abonelik iptalleri ve iadeler.</text:span></text:p>
              </text:list-item>
            </text:list>
            <text:p text:style-name="P1"/>
            <text:p text:style-name="P1"/>
            <text:p text:style-name="P1"/>
            <text:p text:style-name="P9"><text:span text:style-name="T2">5.2. Olağanüstü Yönetim İşleri (Stratejik kararlar):</text:span><text:span text:style-name="T1"><text:line-break/>Aşağıdaki işlemler ORTAKLAR'ın oybirliği kararına tabidir:</text:span></text:p>
            <text:list xml:id="list530295918244038707" text:style-name="WWNum14">
              <text:list-item>
                <text:p text:style-name="P16"><text:a xlink:type="simple" xlink:href="https://name.com" text:style-name="Internet_20_link" text:visited-style-name="Visited_20_Internet_20_Link"><text:span text:style-name="T6">yapimap</text:span></text:a><text:a xlink:type="simple" xlink:href="https://name.com" text:style-name="Internet_20_link" text:visited-style-name="Visited_20_Internet_20_Link"><text:span text:style-name="T5">.</text:span></text:a><text:a xlink:type="simple" xlink:href="https://name.com" text:style-name="Internet_20_link" text:visited-style-name="Visited_20_Internet_20_Link"><text:span text:style-name="T6">com</text:span></text:a><text:span text:style-name="T1"> </text:span><text:span text:style-name="T3">Platformunun</text:span><text:span text:style-name="T1"> </text:span><text:span text:style-name="T3">sat</text:span><text:span text:style-name="T1">ışı, </text:span><text:span text:style-name="T3">devri</text:span><text:span text:style-name="T1"> </text:span><text:span text:style-name="T3">veya</text:span><text:span text:style-name="T1"> </text:span><text:span text:style-name="T3">k</text:span><text:span text:style-name="T1">ı</text:span><text:span text:style-name="T3">smen</text:span><text:span text:style-name="T1">/</text:span><text:span text:style-name="T3">tamamen</text:span><text:span text:style-name="T1"> </text:span><text:span text:style-name="T3">kapat</text:span><text:span text:style-name="T1">ı</text:span><text:span text:style-name="T3">lmas</text:span><text:span text:style-name="T1">ı;</text:span></text:p>
              </text:list-item>
              <text:list-item>
                <text:p text:style-name="P16"><text:span text:style-name="T1">Yeni ortak kabulü;</text:span></text:p>
              </text:list-item>
              <text:list-item>
                <text:p text:style-name="P16"><text:a xlink:type="simple" xlink:href="https://name.com" text:style-name="Internet_20_link" text:visited-style-name="Visited_20_Internet_20_Link"><text:span text:style-name="T6">yapimap</text:span></text:a><text:a xlink:type="simple" xlink:href="https://name.com" text:style-name="Internet_20_link" text:visited-style-name="Visited_20_Internet_20_Link"><text:span text:style-name="T5">.</text:span></text:a><text:a xlink:type="simple" xlink:href="https://name.com" text:style-name="Internet_20_link" text:visited-style-name="Visited_20_Internet_20_Link"><text:span text:style-name="T6">com</text:span></text:a><text:span text:style-name="T1"> </text:span><text:span text:style-name="T3">Platformunun</text:span><text:span text:style-name="T1"> </text:span><text:span text:style-name="T3">faaliyet</text:span><text:span text:style-name="T1"> </text:span><text:span text:style-name="T3">konusunun</text:span><text:span text:style-name="T1"> </text:span><text:span text:style-name="T3">de</text:span><text:span text:style-name="T1">ğ</text:span><text:span text:style-name="T3">i</text:span><text:span text:style-name="T1">ş</text:span><text:span text:style-name="T3">tirilmesi</text:span><text:span text:style-name="T1">;</text:span></text:p>
              </text:list-item>
              <text:list-item>
                <text:p text:style-name="P16"><text:span text:style-name="T3">Borçlanma veya kredi kullanımı (belirlenen limiti aşan);</text:span></text:p>
              </text:list-item>
              <text:list-item>
                <text:p text:style-name="P16"><text:span text:style-name="T3">Önemli hukuki işlemler (dava açma, sulh olma, icra takibi başlatma);</text:span></text:p>
              </text:list-item>
              <text:list-item>
                <text:p text:style-name="P16"><text:a xlink:type="simple" xlink:href="https://name.com" text:style-name="Internet_20_link" text:visited-style-name="Visited_20_Internet_20_Link"><text:span text:style-name="T6">yapimap.com</text:span></text:a><text:span text:style-name="T3"> Platformunun fikri mülkiyet haklarının devri veya lisanslanması (marka, patent).</text:span></text:p>
              </text:list-item>
            </text:list>
            <text:p text:style-name="P1"/>
            <text:p text:style-name="P10"><text:span text:style-name="T2">MADDE 6 – FESİH HALİNDE HAKLARIN DEVRİ</text:span></text:p>
            <text:p text:style-name="P9"><text:span text:style-name="T2">6.1. Haklı Sebeple Fesih Halinde Hakların Devri:</text:span><text:span text:style-name="T1"><text:line-break/>Bir tarafın diğer tarafın ağır kusuru (güvenin kötüye kullanılması, ticari sırrın ifşası, </text:span><text:soft-page-break/><text:a xlink:type="simple" xlink:href="https://name.com" text:style-name="Internet_20_link" text:visited-style-name="Visited_20_Internet_20_Link"><text:span text:style-name="T5">yapimap.com</text:span></text:a><text:span text:style-name="T1"> Platformuna kasten zarar verilmesi, hırsızlık, dolandırıcılık, suç işlenmesi) nedeniyle ortaklıktan ayrılması veya haklı sebeple feshetmesi durumunda, ayrılan/kusurlu olan ORTAK, hak devir süresini doldurmuş olsa dahi herhangi bir pay alamaz ve payı otomatik olarak diğer ortağa/ortaklara geçer.</text:span></text:p>
            <text:p text:style-name="P1"/>
            <text:p text:style-name="P1"/>
            <text:p text:style-name="P1"/>
            <text:p text:style-name="P1"/>
            <text:p text:style-name="P1"/>
            <text:p text:style-name="P10"><text:span text:style-name="T2">MADDE 7 – REKABET YASAĞI</text:span></text:p>
            <text:p text:style-name="P2"/>
            <text:p text:style-name="P9"><text:span text:style-name="T2">7.1. ORTAK-2 (Yazılım Geliştiricisi) için Rekabet Yasağı:</text:span><text:span text:style-name="T1"><text:line-break/>İşbu Sözleşme'nin imzalandığı tarihten itibaren </text:span><text:span text:style-name="T2">2 (iki) yıl</text:span><text:span text:style-name="T1"> süreyle ve ortaklıktan ayrıldıktan sonra ORTAK-2, ORTAK-1'in yazılı izni olmaksızın:</text:span></text:p>
            <text:list xml:id="list6100970976778911583" text:style-name="WWNum15">
              <text:list-item>
                <text:p text:style-name="P17"><text:a xlink:type="simple" xlink:href="https://name.com" text:style-name="Internet_20_link" text:visited-style-name="Visited_20_Internet_20_Link"><text:span text:style-name="T5">yapimap.com</text:span></text:a><text:span text:style-name="T1"> Platformunun kaynak kodunu, veritabanını, iş modelini, müşteri listelerini veya ticari sırlarını doğrudan veya dolaylı olarak kullanarak rakip bir platform oluşturamaz, kuramaz veya kurulmasını başlatamaz;</text:span></text:p>
              </text:list-item>
              <text:list-item>
                <text:p text:style-name="P17"><text:a xlink:type="simple" xlink:href="https://name.com" text:style-name="Internet_20_link" text:visited-style-name="Visited_20_Internet_20_Link"><text:span text:style-name="T6">yapimap</text:span></text:a><text:a xlink:type="simple" xlink:href="https://name.com" text:style-name="Internet_20_link" text:visited-style-name="Visited_20_Internet_20_Link"><text:span text:style-name="T5">.</text:span></text:a><text:a xlink:type="simple" xlink:href="https://name.com" text:style-name="Internet_20_link" text:visited-style-name="Visited_20_Internet_20_Link"><text:span text:style-name="T6">com</text:span></text:a><text:span text:style-name="T1"> </text:span><text:span text:style-name="T3">Platformunun</text:span><text:span text:style-name="T1"> </text:span><text:span text:style-name="T3">mevcut</text:span><text:span text:style-name="T1"> </text:span><text:span text:style-name="T3">veya</text:span><text:span text:style-name="T1"> </text:span><text:span text:style-name="T3">potansiyel</text:span><text:span text:style-name="T1"> </text:span><text:span text:style-name="T3">m</text:span><text:span text:style-name="T1">üş</text:span><text:span text:style-name="T3">terileri</text:span><text:span text:style-name="T1"> </text:span><text:span text:style-name="T3">ile</text:span><text:span text:style-name="T1"> </text:span><text:span text:style-name="T3">ticari</text:span><text:span text:style-name="T1"> </text:span><text:span text:style-name="T3">ili</text:span><text:span text:style-name="T1">ş</text:span><text:span text:style-name="T3">kiye</text:span><text:span text:style-name="T1"> </text:span><text:span text:style-name="T3">giremez</text:span><text:span text:style-name="T1">;</text:span></text:p>
              </text:list-item>
              <text:list-item>
                <text:p text:style-name="P17"><text:a xlink:type="simple" xlink:href="https://name.com" text:style-name="Internet_20_link" text:visited-style-name="Visited_20_Internet_20_Link"><text:span text:style-name="T6">yapimap</text:span></text:a><text:a xlink:type="simple" xlink:href="https://name.com" text:style-name="Internet_20_link" text:visited-style-name="Visited_20_Internet_20_Link"><text:span text:style-name="T5">.</text:span></text:a><text:a xlink:type="simple" xlink:href="https://name.com" text:style-name="Internet_20_link" text:visited-style-name="Visited_20_Internet_20_Link"><text:span text:style-name="T6">com</text:span></text:a><text:span text:style-name="T1"> </text:span><text:span text:style-name="T3">Platformunun</text:span><text:span text:style-name="T1"> </text:span><text:span text:style-name="T3">teknik</text:span><text:span text:style-name="T1"> </text:span><text:span text:style-name="T3">bilgilerini</text:span><text:span text:style-name="T1"> (</text:span><text:span text:style-name="T3">kaynak</text:span><text:span text:style-name="T1"> </text:span><text:span text:style-name="T3">kodu</text:span><text:span text:style-name="T1">, </text:span><text:span text:style-name="T3">algoritmalar</text:span><text:span text:style-name="T1">, </text:span><text:span text:style-name="T3">API</text:span><text:span text:style-name="T1"> </text:span><text:span text:style-name="T3">anahtarlar</text:span><text:span text:style-name="T1">ı, </text:span><text:span text:style-name="T3">veritaban</text:span><text:span text:style-name="T1">ı ş</text:span><text:span text:style-name="T3">emas</text:span><text:span text:style-name="T1">ı) üçü</text:span><text:span text:style-name="T3">nc</text:span><text:span text:style-name="T1">ü </text:span><text:span text:style-name="T3">ki</text:span><text:span text:style-name="T1">ş</text:span><text:span text:style-name="T3">ilere</text:span><text:span text:style-name="T1"> </text:span><text:span text:style-name="T3">a</text:span><text:span text:style-name="T1">çı</text:span><text:span text:style-name="T3">klayamaz</text:span><text:span text:style-name="T1">, </text:span><text:span text:style-name="T3">satamaz</text:span><text:span text:style-name="T1"> </text:span><text:span text:style-name="T3">veya</text:span><text:span text:style-name="T1"> </text:span><text:span text:style-name="T3">devredemez</text:span><text:span text:style-name="T1">;</text:span></text:p>
              </text:list-item>
              <text:list-item>
                <text:p text:style-name="P17"><text:span text:style-name="T3">Kendi</text:span><text:span text:style-name="T1"> </text:span><text:span text:style-name="T3">ad</text:span><text:span text:style-name="T1">ı</text:span><text:span text:style-name="T3">na</text:span><text:span text:style-name="T1"> </text:span><text:span text:style-name="T3">veya</text:span><text:span text:style-name="T1"> üçü</text:span><text:span text:style-name="T3">nc</text:span><text:span text:style-name="T1">ü </text:span><text:span text:style-name="T3">bir</text:span><text:span text:style-name="T1"> </text:span><text:span text:style-name="T3">ki</text:span><text:span text:style-name="T1">ş</text:span><text:span text:style-name="T3">i</text:span><text:span text:style-name="T1"> </text:span><text:span text:style-name="T3">ad</text:span><text:span text:style-name="T1">ı</text:span><text:span text:style-name="T3">na</text:span><text:span text:style-name="T1"> </text:span><text:a xlink:type="simple" xlink:href="https://name.com" text:style-name="Internet_20_link" text:visited-style-name="Visited_20_Internet_20_Link"><text:span text:style-name="T6">yapimap</text:span></text:a><text:a xlink:type="simple" xlink:href="https://name.com" text:style-name="Internet_20_link" text:visited-style-name="Visited_20_Internet_20_Link"><text:span text:style-name="T5">.</text:span></text:a><text:a xlink:type="simple" xlink:href="https://name.com" text:style-name="Internet_20_link" text:visited-style-name="Visited_20_Internet_20_Link"><text:span text:style-name="T6">com</text:span></text:a><text:span text:style-name="T1"> </text:span><text:span text:style-name="T3">Platformu</text:span><text:span text:style-name="T1"> </text:span><text:span text:style-name="T3">ile</text:span><text:span text:style-name="T1"> </text:span><text:span text:style-name="T3">ayn</text:span><text:span text:style-name="T1">ı </text:span><text:span text:style-name="T3">veya</text:span><text:span text:style-name="T1"> </text:span><text:span text:style-name="T3">benzer</text:span><text:span text:style-name="T1"> </text:span><text:span text:style-name="T3">i</text:span><text:span text:style-name="T1">ş</text:span><text:span text:style-name="T3">levlere</text:span><text:span text:style-name="T1"> </text:span><text:span text:style-name="T3">sahip</text:span><text:span text:style-name="T1"> </text:span><text:span text:style-name="T3">yaz</text:span><text:span text:style-name="T1">ı</text:span><text:span text:style-name="T3">l</text:span><text:span text:style-name="T1">ı</text:span><text:span text:style-name="T3">m</text:span><text:span text:style-name="T1"> </text:span><text:span text:style-name="T3">geli</text:span><text:span text:style-name="T1">ş</text:span><text:span text:style-name="T3">tiremez</text:span><text:span text:style-name="T1">.</text:span></text:p>
              </text:list-item>
            </text:list>
            <text:p text:style-name="P9"><text:span text:style-name="T2">7.2. </text:span><text:span text:style-name="T4">ORTAK</text:span><text:span text:style-name="T2">-1 (İş </text:span><text:span text:style-name="T4">Fikri</text:span><text:span text:style-name="T2"> </text:span><text:span text:style-name="T4">Sahibi</text:span><text:span text:style-name="T2">) </text:span><text:span text:style-name="T4">i</text:span><text:span text:style-name="T2">ç</text:span><text:span text:style-name="T4">in</text:span><text:span text:style-name="T2"> </text:span><text:span text:style-name="T4">Rekabet</text:span><text:span text:style-name="T2"> </text:span><text:span text:style-name="T4">Yasa</text:span><text:span text:style-name="T2">ğı:</text:span><text:span text:style-name="T1"><text:line-break/></text:span><text:span text:style-name="T3">Ayn</text:span><text:span text:style-name="T1">ı </text:span><text:span text:style-name="T3">s</text:span><text:span text:style-name="T1">ü</text:span><text:span text:style-name="T3">re</text:span><text:span text:style-name="T1"> </text:span><text:span text:style-name="T3">boyunca</text:span><text:span text:style-name="T1"> </text:span><text:span text:style-name="T3">ORTAK</text:span><text:span text:style-name="T1">-1, </text:span><text:span text:style-name="T3">ORTAK</text:span><text:span text:style-name="T1">-2'</text:span><text:span text:style-name="T3">nin</text:span><text:span text:style-name="T1"> </text:span><text:span text:style-name="T3">yaz</text:span><text:span text:style-name="T1">ı</text:span><text:span text:style-name="T3">l</text:span><text:span text:style-name="T1">ı </text:span><text:span text:style-name="T3">izni</text:span><text:span text:style-name="T1"> </text:span><text:span text:style-name="T3">olmaks</text:span><text:span text:style-name="T1">ı</text:span><text:span text:style-name="T3">z</text:span><text:span text:style-name="T1">ı</text:span><text:span text:style-name="T3">n</text:span><text:span text:style-name="T1"> </text:span><text:a xlink:type="simple" xlink:href="https://name.com" text:style-name="Internet_20_link" text:visited-style-name="Visited_20_Internet_20_Link"><text:span text:style-name="T6">yapimap</text:span></text:a><text:a xlink:type="simple" xlink:href="https://name.com" text:style-name="Internet_20_link" text:visited-style-name="Visited_20_Internet_20_Link"><text:span text:style-name="T5">.</text:span></text:a><text:a xlink:type="simple" xlink:href="https://name.com" text:style-name="Internet_20_link" text:visited-style-name="Visited_20_Internet_20_Link"><text:span text:style-name="T6">com</text:span></text:a><text:span text:style-name="T1"> </text:span><text:span text:style-name="T3">Platformunun</text:span><text:span text:style-name="T1"> </text:span><text:span text:style-name="T3">kaynak</text:span><text:span text:style-name="T1"> </text:span><text:span text:style-name="T3">kodunu</text:span><text:span text:style-name="T1"> </text:span><text:span text:style-name="T3">veya</text:span><text:span text:style-name="T1"> </text:span><text:span text:style-name="T3">ticari</text:span><text:span text:style-name="T1"> </text:span><text:soft-page-break/><text:span text:style-name="T3">s</text:span><text:span text:style-name="T1">ı</text:span><text:span text:style-name="T3">rlar</text:span><text:span text:style-name="T1">ı</text:span><text:span text:style-name="T3">n</text:span><text:span text:style-name="T1">ı üçü</text:span><text:span text:style-name="T3">nc</text:span><text:span text:style-name="T1">ü </text:span><text:span text:style-name="T3">ki</text:span><text:span text:style-name="T1">ş</text:span><text:span text:style-name="T3">ilere</text:span><text:span text:style-name="T1"> </text:span><text:span text:style-name="T3">a</text:span><text:span text:style-name="T1">çı</text:span><text:span text:style-name="T3">klamayacak</text:span><text:span text:style-name="T1"> </text:span><text:span text:style-name="T3">veya</text:span><text:span text:style-name="T1"> </text:span><text:span text:style-name="T3">devretmeyecektir</text:span><text:span text:style-name="T1">. </text:span><text:span text:style-name="T3">Ancak</text:span><text:span text:style-name="T1"> </text:span><text:span text:style-name="T3">ORTAK</text:span><text:span text:style-name="T1">-1, </text:span><text:a xlink:type="simple" xlink:href="https://name.com" text:style-name="Internet_20_link" text:visited-style-name="Visited_20_Internet_20_Link"><text:span text:style-name="T6">yapimap</text:span></text:a><text:a xlink:type="simple" xlink:href="https://name.com" text:style-name="Internet_20_link" text:visited-style-name="Visited_20_Internet_20_Link"><text:span text:style-name="T5">.</text:span></text:a><text:a xlink:type="simple" xlink:href="https://name.com" text:style-name="Internet_20_link" text:visited-style-name="Visited_20_Internet_20_Link"><text:span text:style-name="T6">com</text:span></text:a><text:span text:style-name="T1"> </text:span><text:span text:style-name="T3">Platformunun</text:span><text:span text:style-name="T1"> </text:span><text:span text:style-name="T3">faaliyetleri</text:span><text:span text:style-name="T1"> </text:span><text:span text:style-name="T3">d</text:span><text:span text:style-name="T1">ışı</text:span><text:span text:style-name="T3">nda</text:span><text:span text:style-name="T1"> </text:span><text:span text:style-name="T3">ba</text:span><text:span text:style-name="T1">ş</text:span><text:span text:style-name="T3">ka</text:span><text:span text:style-name="T1"> </text:span><text:span text:style-name="T3">i</text:span><text:span text:style-name="T1">ş</text:span><text:span text:style-name="T3">ler</text:span><text:span text:style-name="T1"> </text:span><text:span text:style-name="T3">kurabilir</text:span><text:span text:style-name="T1"> </text:span><text:span text:style-name="T3">veya</text:span><text:span text:style-name="T1"> </text:span><text:span text:style-name="T3">y</text:span><text:span text:style-name="T1">ü</text:span><text:span text:style-name="T3">r</text:span><text:span text:style-name="T1">ü</text:span><text:span text:style-name="T3">tebilir</text:span><text:span text:style-name="T1">.</text:span></text:p>
            <text:p text:style-name="P9"><text:span text:style-name="T2">7.3. </text:span><text:span text:style-name="T4">Rekabet</text:span><text:span text:style-name="T2"> </text:span><text:span text:style-name="T4">Yasa</text:span><text:span text:style-name="T2">ğı</text:span><text:span text:style-name="T4">n</text:span><text:span text:style-name="T2">ı</text:span><text:span text:style-name="T4">n</text:span><text:span text:style-name="T2"> İ</text:span><text:span text:style-name="T4">hlali</text:span><text:span text:style-name="T2">:</text:span><text:span text:style-name="T1"><text:line-break/></text:span><text:span text:style-name="T3">Rekabet</text:span><text:span text:style-name="T1"> </text:span><text:span text:style-name="T3">yasa</text:span><text:span text:style-name="T1">ğı</text:span><text:span text:style-name="T3">n</text:span><text:span text:style-name="T1">ı </text:span><text:span text:style-name="T3">ihlal</text:span><text:span text:style-name="T1"> </text:span><text:span text:style-name="T3">eden</text:span><text:span text:style-name="T1"> </text:span><text:span text:style-name="T3">ORTAK</text:span><text:span text:style-name="T1">, </text:span><text:span text:style-name="T3">ihlalden</text:span><text:span text:style-name="T1"> </text:span><text:span text:style-name="T3">kaynaklanan</text:span><text:span text:style-name="T1"> </text:span><text:span text:style-name="T3">t</text:span><text:span text:style-name="T1">ü</text:span><text:span text:style-name="T3">m</text:span><text:span text:style-name="T1"> </text:span><text:span text:style-name="T3">do</text:span><text:span text:style-name="T1">ğ</text:span><text:span text:style-name="T3">rudan</text:span><text:span text:style-name="T1"> </text:span><text:span text:style-name="T3">ve</text:span><text:span text:style-name="T1"> </text:span><text:span text:style-name="T3">dolayl</text:span><text:span text:style-name="T1">ı </text:span><text:span text:style-name="T3">zararlar</text:span><text:span text:style-name="T1">ı </text:span><text:span text:style-name="T3">tazmin</text:span><text:span text:style-name="T1"> </text:span><text:span text:style-name="T3">edece</text:span><text:span text:style-name="T1">ğ</text:span><text:span text:style-name="T3">ini</text:span><text:span text:style-name="T1"> </text:span><text:span text:style-name="T3">kabul</text:span><text:span text:style-name="T1">, </text:span><text:span text:style-name="T3">beyan</text:span><text:span text:style-name="T1"> </text:span><text:span text:style-name="T3">ve</text:span><text:span text:style-name="T1"> </text:span><text:span text:style-name="T3">taahh</text:span><text:span text:style-name="T1">ü</text:span><text:span text:style-name="T3">t</text:span><text:span text:style-name="T1"> </text:span><text:span text:style-name="T3">eder</text:span><text:span text:style-name="T1">. Bu ceza şartı, Türk Borçlar Kanunu'nun 179-182. maddeleri çerçevesinde işler.</text:span></text:p>
            <text:p text:style-name="P1"/>
            <text:p text:style-name="P1"/>
            <text:p text:style-name="P10"><text:span text:style-name="T2">MADDE 8 – GİZLİLİK</text:span></text:p>
            <text:p text:style-name="P9"><text:span text:style-name="T1">ORTAKLAR, işbu Sözleşme kapsamında elde ettikleri tüm bilgileri (müşteri listeleri, mali veriler, iş planları, yazılım kodları, algoritmalar, pazarlama stratejileri, inşaat firmalarına ait gizli bilgiler) gizli tutmayı, Sözleşme süresi boyunca ve fesih sonrasında süresiz olarak üçüncü kişilere açıklamamayı ve kendi yararlarına kullanmamayı kabul ve taahhüt ederler. Gizlilik yükümlülüğünün ihlali halinde, ihlal eden ORTAK uğranılan tüm zararları tazmin etmeyi taahhüt eder.</text:span></text:p>
            <text:p text:style-name="P1"/>
            <text:p text:style-name="P1"/>
            <text:p text:style-name="P1"/>
            <text:p text:style-name="P10"><text:span text:style-name="T2">MADDE 9 – GİDERLER</text:span></text:p>
            <text:p text:style-name="P9"><text:span text:style-name="T1">Ortaklığın tüm işletme giderleri (hosting, alan adı, yazılım lisansları, reklam giderleri, hukuki danışmanlık, muhasebe, banka komisyonları, ödeme sistemi komisyonları vb.) ORTAKLAR tarafından </text:span><text:span text:style-name="T2">%50 / %50</text:span><text:span text:style-name="T1"> oranında karşılanır.</text:span></text:p>
            <text:p text:style-name="P9"><text:span text:style-name="T1">Her ORTAK, yaptığı giderleri fatura veya fiş ile belgelendirmekle yükümlüdür.</text:span></text:p>
            <text:p text:style-name="P1"/>
            <text:p text:style-name="P10"><text:span text:style-name="T2">MADDE 10 – SÜRE VE FESHİH</text:span></text:p>
            <text:p text:style-name="P2"/>
            <text:p text:style-name="P9"><text:span text:style-name="T2">10.1. Süre:</text:span><text:span text:style-name="T1"><text:line-break/>İşbu Sözleşme, imza tarihinden itibaren </text:span><text:span text:style-name="T2">belirsiz süreli</text:span><text:span text:style-name="T1"> olarak yürürlükte kalır.</text:span></text:p>
            <text:p text:style-name="P9"><text:soft-page-break/><text:span text:style-name="T4">10.2. Haklı Sebeple Derhal Fesih:</text:span><text:span text:style-name="T3"><text:line-break/>Bir taraf, diğer tarafın:</text:span></text:p>
            <text:list xml:id="list9147520697612712270" text:style-name="WWNum16">
              <text:list-item>
                <text:p text:style-name="P18"><text:span text:style-name="T3">Sözleşme hükümlerine aykırı hareket etmesi,</text:span></text:p>
              </text:list-item>
              <text:list-item>
                <text:p text:style-name="P18"><text:span text:style-name="T1">Güveni kötüye kullanması,</text:span></text:p>
              </text:list-item>
              <text:list-item>
                <text:p text:style-name="P18"><text:a xlink:type="simple" xlink:href="https://name.com" text:style-name="Internet_20_link" text:visited-style-name="Visited_20_Internet_20_Link"><text:span text:style-name="T6">yapimap.com</text:span></text:a><text:span text:style-name="T3"> Platformuna veya ortaklığa kasten zarar vermesi,</text:span></text:p>
              </text:list-item>
              <text:list-item>
                <text:p text:style-name="P18"><text:span text:style-name="T1">Suç işlemesi,</text:span></text:p>
              </text:list-item>
              <text:list-item>
                <text:p text:style-name="P18"><text:span text:style-name="T3">İflas etmesi veya icra takibine uğraması</text:span></text:p>
              </text:list-item>
            </text:list>
            <text:p text:style-name="P9"><text:span text:style-name="T3">hallerinde, bildirimsiz ve tazminatsız olarak Sözleşme'yi feshedebilir. Bu durumda </text:span><text:span text:style-name="T4">Madde 6.1</text:span><text:span text:style-name="T3"> (haklı sebeple fesih halinde hakların devri) uygulanır.</text:span></text:p>
            <text:p text:style-name="P3"/>
            <text:p text:style-name="P3"/>
            <text:p text:style-name="P1"/>
            <text:p text:style-name="P10"><text:span text:style-name="T2">MADDE 11 – DEVRİK (TEMLİK)</text:span></text:p>
            <text:p text:style-name="P9"><text:span text:style-name="T1">Bir ORTAK, diğer ORTAK'ın önceden yazılı izni olmaksızın ortaklık payını üçüncü bir kişiye devredemez, temlik edemez veya üzerinde herhangi bir ayni hak tesis edemez. Devir izni verilmiş olsa dahi, devralan işbu Sözleşme'nin tüm hükümlerini kabul etmiş sayılır.</text:span></text:p>
            <text:p text:style-name="P1"/>
            <text:p text:style-name="P10"><text:span text:style-name="T2">MADDE 12 – UYUŞMAZLIKLARIN ÇÖZÜMÜ VE YETKİ</text:span></text:p>
            <text:p text:style-name="P9"><text:span text:style-name="T1">İşbu Sözleşme'nin uygulanmasından veya yorumlanmasından doğan her türlü uyuşmazlığın çözümünde Türkiye Cumhuriyeti mahkemeleri ve icra daireleri yetkilidir.</text:span></text:p>
            <text:p text:style-name="P9"><text:span text:style-name="T1">Taraflar, işbu Sözleşme'den doğan uyuşmazlıklarda </text:span><text:span text:style-name="T2">Antalya</text:span><text:span text:style-name="T1"> mahkemelerinin ve icra dairelerinin yetkili olduğunu kabul ederler.</text:span></text:p>
            <text:p text:style-name="P1"/>
            <text:p text:style-name="P10"><text:span text:style-name="T2">MADDE 13 – YÜRÜRLÜK TARİHİ</text:span></text:p>
            <text:p text:style-name="P9"><text:span text:style-name="T1">İşbu Sözleşme, Taraflar tarafından okunup anlaşıldıktan sonra imzalanmasıyla birlikte </text:span><text:soft-page-break/><text:span text:style-name="T1">yürürlüğe girer.</text:span></text:p>
            <text:p text:style-name="P1"/>
            <text:p text:style-name="P10"><text:span text:style-name="T2">MADDE 14 – NÜSHALAR</text:span></text:p>
            <text:p text:style-name="P9"><text:span text:style-name="T1">İşbu Sözleşme </text:span><text:span text:style-name="T2">2 (iki)</text:span><text:span text:style-name="T1"> orijinal nüsha halinde düzenlenmiş olup, her Tarafa </text:span><text:span text:style-name="T2">1 (bir)</text:span><text:span text:style-name="T1"> nüsha verilmiştir. Her iki nüsha da eşit yasal güce sahiptir.</text:span></text:p>
            <text:p text:style-name="P1"/>
            <text:p text:style-name="P10"><text:span text:style-name="T2">MADDE 15 – EKLER</text:span></text:p>
            <text:p text:style-name="P9"><text:span text:style-name="T1">İşbu Ortaklık Sözleşmesi'nin ayrılmaz bir parçası olan aşağıdaki belgeler ekte sunulmuştur:</text:span></text:p>
            <text:p text:style-name="P9"><text:span text:style-name="T2">Ek-1:</text:span><text:span text:style-name="T1"> Yazılım Devir Sözleşmesi</text:span></text:p>
            <text:p text:style-name="P1"/>
            <text:p text:style-name="P1"/>
            <text:p text:style-name="P1"/>
            <text:p text:style-name="P1"/>
            <text:p text:style-name="P1"/>
            <text:p text:style-name="P1"/>
            <text:p text:style-name="P9"><text:span text:style-name="T2">İMZALAR</text:span></text:p>
            <text:p text:style-name="P9"><text:span text:style-name="T2">ORTAK-1 (İş Fikri Sahibi/İşletmecisi):</text:span><text:span text:style-name="T1"><text:line-break/>Adı soyadı: __________________________<text:line-break/>İmza: __________________________<text:line-break/>Tarih: ___ / ___ / 202__</text:span></text:p>
            <text:p text:style-name="P9"><text:span text:style-name="T2">ORTAK-2 (Yazılım Geliştiricisi / Teknik Ortak):</text:span><text:span text:style-name="T1"><text:line-break/>Adı soyadı: __________________________<text:line-break/>İmza: __________________________<text:line-break/>Tarih: ___ / ___ / 202__</text:span></text:p>
            <text:p text:style-name="P8"/>
          </table:table-cell>
          <table:table-cell table:style-name="Tabelle3.A1" office:value-type="string">
            <text:p text:style-name="P10"><text:span text:style-name="T4">PARTNERSHIP AGREEMENT</text:span></text:p>
            <text:p text:style-name="P4"/>
            <text:p text:style-name="P10"><text:span text:style-name="T4">ARTICLE 1 – PARTIES</text:span></text:p>
            <text:p text:style-name="P4"/>
            <text:p text:style-name="P9"><text:span text:style-name="T3">This Agreement is entered into by and between the following parties:</text:span></text:p>
            <text:p text:style-name="P9"><text:span text:style-name="T4">PARTNER-1 (Business Idea Owner/Operator):</text:span><text:span text:style-name="T3"><text:line-break/>Full name: __________________________<text:line-break/>ID/Passport number: __________________________<text:line-break/>Residential address: __________________________<text:line-break/>Phone: __________________________<text:line-break/>Email: __________________________<text:line-break/>(hereinafter referred to as "PARTNER-1")</text:span></text:p>
            <text:p text:style-name="P9"><text:span text:style-name="T4">PARTNER-2 (Software Developer/Technical Partner):</text:span><text:span text:style-name="T3"><text:line-break/>Full name: __________________________<text:line-break/>ID/Passport number: __________________________<text:line-break/>Residential address: __________________________<text:line-break/>Phone: __________________________<text:line-break/>Email: __________________________<text:line-break/>(hereinafter referred to as "PARTNER-2")</text:span></text:p>
            <text:p text:style-name="P9"><text:span text:style-name="T3">PARTNER-1 and PARTNER-2 shall be jointly referred to as the "PARTNERS".</text:span></text:p>
            <text:p text:style-name="P3"/>
            <text:p text:style-name="P3"/>
            <text:p text:style-name="P3"/>
            <text:p text:style-name="P3"/>
            <text:p text:style-name="P1"/>
            <text:p text:style-name="P10"><text:span text:style-name="T4">ARTICLE 2 – SUBJECT MATTER OF THE AGREEMENT</text:span></text:p>
            <text:p text:style-name="P4"/>
            <text:p text:style-name="P9"><text:span text:style-name="T3">The subject of this Agreement is the establishment of a general partnership (ordinary partnership) by the PARTNERS under Articles 620–645 of the Turkish Code of Obligations (TCO) for the joint creation, development, operation, and profit sharing of the digital platform </text:span><text:a xlink:type="simple" xlink:href="https://name.com" text:style-name="Internet_20_link" text:visited-style-name="Visited_20_Internet_20_Link"><text:span text:style-name="T6">yapimap.com</text:span></text:a><text:span text:style-name="T3">, as detailed </text:span><text:soft-page-break/><text:span text:style-name="T3">below.</text:span></text:p>
            <text:p text:style-name="P9"><text:span text:style-name="T2">Platform Description:</text:span></text:p>
            <text:list xml:id="list3231311430258724828" text:style-name="WWNum1">
              <text:list-item>
                <text:p text:style-name="P19"><text:span text:style-name="T1">Platform name: __________________________</text:span></text:p>
              </text:list-item>
              <text:list-item>
                <text:p text:style-name="P19"><text:span text:style-name="T1">Website/Domain: __________________________</text:span></text:p>
              </text:list-item>
              <text:list-item>
                <text:p text:style-name="P19"><text:span text:style-name="T3">Scope of activity: Displaying new construction projects (residential construction / new builds) across Turkey on an interactive map, filtering projects (location, price, area, number of rooms, etc.), creating PDF catalogs, and selling them to users via subscription.</text:span></text:p>
              </text:list-item>
              <text:list-item>
                <text:p text:style-name="P19"><text:span text:style-name="T3">Target audience: Real estate consultants, real estate agencies, real estate investors, construction companies.</text:span></text:p>
              </text:list-item>
            </text:list>
            <text:p text:style-name="P30"/>
            <text:p text:style-name="P9"><text:span text:style-name="T3">The Platform </text:span><text:a xlink:type="simple" xlink:href="https://name.com" text:style-name="Internet_20_link" text:visited-style-name="Visited_20_Internet_20_Link"><text:span text:style-name="T6">yapimap.com</text:span></text:a><text:span text:style-name="T3"> includes all source code, object code, database structure, user interface design, graphic elements, technical documentation, and all software components to be jointly used by the Partners.</text:span></text:p>
            <text:p text:style-name="P9"><text:span text:style-name="T3">The transfer of rights to the Platform is </text:span><text:span text:style-name="T4">PERPETUAL (unlimited in time)</text:span><text:span text:style-name="T3"> and remains in effect throughout the entire duration of protection of financial rights in the software.</text:span></text:p>
            <text:p text:style-name="P9"><text:span text:style-name="T3">The transfer of the Platform </text:span><text:a xlink:type="simple" xlink:href="https://name.com" text:style-name="Internet_20_link" text:visited-style-name="Visited_20_Internet_20_Link"><text:span text:style-name="T6">yapimap.com</text:span></text:a><text:span text:style-name="T3"> is made </text:span><text:span text:style-name="T4">FREE OF CHARGE</text:span><text:span text:style-name="T3"> in exchange for PARTNER-2 receiving a </text:span><text:span text:style-name="T4">45% share of the profits</text:span><text:span text:style-name="T3"> of the Platform </text:span><text:a xlink:type="simple" xlink:href="https://name.com" text:style-name="Internet_20_link" text:visited-style-name="Visited_20_Internet_20_Link"><text:span text:style-name="T6">yapimap.com</text:span></text:a><text:span text:style-name="T3">, which he created and in which he will become a partner.</text:span></text:p>
            <text:p text:style-name="P9"><text:span text:style-name="T2">PARTNER-2 undertakes:</text:span></text:p>
            <text:list xml:id="list8163504359291127748" text:style-name="WWNum2">
              <text:list-item>
                <text:p text:style-name="P20"><text:span text:style-name="T3">Not to disrupt the operation of the Platform </text:span><text:a xlink:type="simple" xlink:href="https://name.com" text:style-name="Internet_20_link" text:visited-style-name="Visited_20_Internet_20_Link"><text:span text:style-name="T6">yapimap.com</text:span></text:a><text:span text:style-name="T3">;</text:span></text:p>
              </text:list-item>
              <text:list-item>
                <text:p text:style-name="P20"><text:span text:style-name="T3">Not to block access to the administration and management of the Platform </text:span><text:a xlink:type="simple" xlink:href="https://name.com" text:style-name="Internet_20_link" text:visited-style-name="Visited_20_Internet_20_Link"><text:span text:style-name="T6">yapimap.com</text:span></text:a><text:span text:style-name="T3">;</text:span></text:p>
              </text:list-item>
              <text:list-item>
                <text:p text:style-name="P20"><text:span text:style-name="T3">Not to sell the Platform </text:span><text:a xlink:type="simple" xlink:href="https://name.com" text:style-name="Internet_20_link" text:visited-style-name="Visited_20_Internet_20_Link"><text:span text:style-name="T6">yapimap.com</text:span></text:a><text:span text:style-name="T3"> without the consent of PARTNER-1;</text:span></text:p>
              </text:list-item>
              <text:list-item>
                <text:p text:style-name="P20"><text:span text:style-name="T3">Not to create, directly or indirectly, a </text:span><text:soft-page-break/><text:span text:style-name="T3">competing business using the source code, trade secrets, business model, or customer data of the software subject to this transfer; not to develop any software that performs the same functions as the software subject to this transfer; and/or not to transfer such software to third parties without the written permission of PARTNER-1;</text:span></text:p>
              </text:list-item>
              <text:list-item>
                <text:p text:style-name="P20"><text:span text:style-name="T3">To maintain confidentiality, not to disclose to third parties, and not to use for its own benefit any trade secrets, customer lists, business plans, financial information, or technical details relating to the software subject to this transfer, belonging to PARTNER-1, that PARTNER-2 learns or receives under this Agreement, during the term of this Agreement and indefinitely after its termination.</text:span></text:p>
              </text:list-item>
            </text:list>
            <text:p text:style-name="P9"><text:span text:style-name="T3">In the event of breach of confidentiality, PARTNER-2 shall compensate PARTNER-1 for all direct and indirect damages incurred.</text:span></text:p>
            <text:p text:style-name="P1"/>
            <text:p text:style-name="P10"><text:span text:style-name="T4">ARTICLE 3 – CONTRIBUTIONS AND SHARES OF THE PARTNERS</text:span></text:p>
            <text:p text:style-name="P4"/>
            <text:p text:style-name="P9"><text:span text:style-name="T4">3.1. Contribution of PARTNER-1</text:span><text:span text:style-name="T3"><text:line-break/>PARTNER-1 participates in the partnership by providing the following contributions:</text:span></text:p>
            <text:list xml:id="list4453983815361612278" text:style-name="WWNum3">
              <text:list-item>
                <text:p text:style-name="P21"><text:span text:style-name="T3">Development of the business idea, concept, and business model;</text:span></text:p>
              </text:list-item>
              <text:list-item>
                <text:p text:style-name="P21"><text:span text:style-name="T3">Market research, competitive analysis, and customer needs analysis;</text:span></text:p>
              </text:list-item>
              <text:list-item>
                <text:p text:style-name="P21"><text:span text:style-name="T3">Customer acquisition (marketing, sales, advertising, social media management);</text:span></text:p>
              </text:list-item>
              <text:list-item>
                <text:p text:style-name="P21"><text:span text:style-name="T3">Establishing B2B cooperation with construction companies (contractors) and real estate agencies;</text:span></text:p>
              </text:list-item>
              <text:list-item>
                <text:p text:style-name="P21"><text:span text:style-name="T3">Daily operation of the Platform </text:span><text:a xlink:type="simple" xlink:href="https://name.com" text:style-name="Internet_20_link" text:visited-style-name="Visited_20_Internet_20_Link"><text:span text:style-name="T6">yapimap.com</text:span></text:a><text:span text:style-name="T3">, customer support, and content management;</text:span></text:p>
              </text:list-item>
              <text:list-item>
                <text:p text:style-name="P21"><text:soft-page-break/><text:span text:style-name="T3">Monitoring commercial and legal transactions (contracts, invoices, debt collection);</text:span></text:p>
              </text:list-item>
              <text:list-item>
                <text:p text:style-name="P21"><text:span text:style-name="T3">Responsibility for the management and representation of the company to be established in the future.</text:span></text:p>
              </text:list-item>
            </text:list>
            <text:p text:style-name="P9"><text:span text:style-name="T4">Contribution share of PARTNER-1: 50%</text:span></text:p>
            <text:p text:style-name="P9"><text:span text:style-name="T4">3.2. Contribution of PARTNER-2</text:span><text:span text:style-name="T3"><text:line-break/>PARTNER-2 participates in the partnership by providing the following contributions:</text:span></text:p>
            <text:list xml:id="list2378338483759830274" text:style-name="WWNum4">
              <text:list-item>
                <text:p text:style-name="P22"><text:span text:style-name="T3">Development of all technical infrastructure and software code (source code) of the Platform </text:span><text:a xlink:type="simple" xlink:href="https://name.com" text:style-name="Internet_20_link" text:visited-style-name="Visited_20_Internet_20_Link"><text:span text:style-name="T6">yapimap.com</text:span></text:a><text:span text:style-name="T3">;</text:span></text:p>
              </text:list-item>
              <text:list-item>
                <text:p text:style-name="P22"><text:span text:style-name="T1">Database design and management;</text:span></text:p>
              </text:list-item>
              <text:list-item>
                <text:p text:style-name="P22"><text:span text:style-name="T3">Map integration (Google Maps / OpenStreetMap / Mapbox);</text:span></text:p>
              </text:list-item>
              <text:list-item>
                <text:p text:style-name="P22"><text:span text:style-name="T1">Development of filtering systems;</text:span></text:p>
              </text:list-item>
              <text:list-item>
                <text:p text:style-name="P22"><text:span text:style-name="T3">Development of PDF catalog generation mechanism;</text:span></text:p>
              </text:list-item>
              <text:list-item>
                <text:p text:style-name="P22"><text:span text:style-name="T3">Subscription and payment system integration (www.paddle.com);</text:span></text:p>
              </text:list-item>
              <text:list-item>
                <text:p text:style-name="P22"><text:span text:style-name="T3">Hosting, domain, SSL certificate, and server management;</text:span></text:p>
              </text:list-item>
              <text:list-item>
                <text:p text:style-name="P22"><text:span text:style-name="T3">Technical debugging, updates, and sustainability;</text:span></text:p>
              </text:list-item>
              <text:list-item>
                <text:p text:style-name="P22"><text:span text:style-name="T3">Development of new technical features in the future.</text:span></text:p>
              </text:list-item>
            </text:list>
            <text:p text:style-name="P9"><text:span text:style-name="T4">Contribution share of PARTNER-2: 50%</text:span></text:p>
            <text:p text:style-name="P9"><text:span text:style-name="T4">Note:</text:span><text:span text:style-name="T3"> All financial rights in the software developed by PARTNER-2 have been transferred to PARTNER-1 or the company to be established by means of a separate "Software Transfer Agreement" signed by the Parties. This Partnership Agreement regulates the share to be provided to PARTNER-2 in exchange for such transfer.</text:span></text:p>
            <text:p text:style-name="P9"><text:span text:style-name="T3">Until the establishment of a joint company to manage the Platform </text:span><text:a xlink:type="simple" xlink:href="https://name.com" text:style-name="Internet_20_link" text:visited-style-name="Visited_20_Internet_20_Link"><text:span text:style-name="T6">yapimap.com</text:span></text:a><text:span text:style-name="T3">, the management, administration, and financial operations of the Platform </text:span><text:a xlink:type="simple" xlink:href="https://name.com" text:style-name="Internet_20_link" text:visited-style-name="Visited_20_Internet_20_Link"><text:span text:style-name="T6">yapimap.com</text:span></text:a><text:span text:style-name="T3"> shall be carried out by:</text:span></text:p>
            <text:p text:style-name="P9"><text:span text:style-name="T4">GLOBAL TRADE EMLAK OTOMOTİV </text:span><text:soft-page-break/><text:span text:style-name="T4">TURİZM İNŞAAT UNLU MAMULLER YÖNETİM DANIŞMANLIĞI SANAYİ TİC. </text:span><text:span text:style-name="T2">VE LTD. ŞTİ.</text:span></text:p>
            <text:p text:style-name="P7"/>
            <text:p text:style-name="P1"/>
            <text:p text:style-name="P1"/>
            <text:p text:style-name="P10"><text:span text:style-name="T4">ARTICLE 4 – PROFIT AND LOSS SHARING</text:span></text:p>
            <text:p text:style-name="P4"/>
            <text:p text:style-name="P9"><text:span text:style-name="T4">4.1. Profit Sharing:</text:span><text:span text:style-name="T3"><text:line-break/>The net profit derived from the partnership's activities (the amount remaining after deducting all expenses, taxes, legal obligations, and reserves set aside for contingencies) shall be distributed among the PARTNERS as follows:</text:spa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29"><text:span text:style-name="T4">PARTNER</text:span></text:p>
                  </table:table-cell>
                  <table:table-cell table:style-name="Tabelle2.A1" office:value-type="string">
                    <text:p text:style-name="P29"><text:span text:style-name="T4">Profit Share</text:span></text:p>
                  </table:table-cell>
                </table:table-row>
              </table:table-header-rows>
              <table:table-row table:style-name="Tabelle2.1">
                <table:table-cell table:style-name="Tabelle2.A1" office:value-type="string">
                  <text:p text:style-name="P28"><text:span text:style-name="T3">PARTNER-1 (Business Idea Owner)</text:span></text:p>
                </table:table-cell>
                <table:table-cell table:style-name="Tabelle2.A1" office:value-type="string">
                  <text:p text:style-name="P28"><text:span text:style-name="T3">45%</text:span></text:p>
                </table:table-cell>
              </table:table-row>
              <table:table-row table:style-name="Tabelle2.1">
                <table:table-cell table:style-name="Tabelle2.A1" office:value-type="string">
                  <text:p text:style-name="P28"><text:span text:style-name="T3">PARTNER-2 (Software Developer)</text:span></text:p>
                </table:table-cell>
                <table:table-cell table:style-name="Tabelle2.A1" office:value-type="string">
                  <text:p text:style-name="P28"><text:span text:style-name="T3">45%</text:span></text:p>
                </table:table-cell>
              </table:table-row>
              <table:table-row table:style-name="Tabelle2.1">
                <table:table-cell table:style-name="Tabelle2.A1" office:value-type="string">
                  <text:p text:style-name="P28"><text:span text:style-name="T3">CHARITY FUND</text:span></text:p>
                </table:table-cell>
                <table:table-cell table:style-name="Tabelle2.A1" office:value-type="string">
                  <text:p text:style-name="P28"><text:span text:style-name="T3">10%</text:span></text:p>
                </table:table-cell>
              </table:table-row>
            </table:table>
            <text:p text:style-name="P9"><text:span text:style-name="T4">4.2. Loss Sharing:</text:span><text:span text:style-name="T3"><text:line-break/>Any losses arising from the partnership's activities shall be borne by PARTNER-1 and PARTNER-2 in the proportion of </text:span><text:span text:style-name="T4">50% – 50%</text:span><text:span text:style-name="T3">.</text:span></text:p>
            <text:p text:style-name="P9"><text:span text:style-name="T4">4.3. Time of Profit Distribution:</text:span><text:span text:style-name="T3"><text:line-break/>Profit distribution shall be made at periods unanimously agreed upon by the PARTNERS. Unless otherwise agreed, profit distribution shall be made </text:span><text:span text:style-name="T4">every 1 (one) month</text:span><text:span text:style-name="T3">.</text:span></text:p>
            <text:p text:style-name="P1"/>
            <text:p text:style-name="P10"><text:span text:style-name="T4">ARTICLE 5 – MANAGEMENT AND REPRESENTATION AUTHORITY</text:span></text:p>
            <text:p text:style-name="P9"><text:span text:style-name="T4">5.1. Ordinary Management Affairs (Day-to-day activities):</text:span><text:span text:style-name="T3"><text:line-break/>The following ordinary management tasks may be performed by either PARTNER independently (TCO Article 622):</text:span></text:p>
            <text:list xml:id="list8875837600499690172" text:style-name="WWNum5">
              <text:list-item>
                <text:p text:style-name="P23"><text:span text:style-name="T3">Payment of technical expenses such as hosting, domain, SSL certificate, and </text:span><text:soft-page-break/><text:span text:style-name="T3">server;</text:span></text:p>
              </text:list-item>
              <text:list-item>
                <text:p text:style-name="P23"><text:span text:style-name="T3">Carrying out technical maintenance and updates of the Platform </text:span><text:a xlink:type="simple" xlink:href="https://name.com" text:style-name="Internet_20_link" text:visited-style-name="Visited_20_Internet_20_Link"><text:span text:style-name="T6">yapimap.com</text:span></text:a><text:span text:style-name="T3">;</text:span></text:p>
              </text:list-item>
              <text:list-item>
                <text:p text:style-name="P23"><text:span text:style-name="T3">Customer support and user management;</text:span></text:p>
              </text:list-item>
              <text:list-item>
                <text:p text:style-name="P23"><text:span text:style-name="T3">Making marketing expenses within the monthly budget determined separately by the Parties;</text:span></text:p>
              </text:list-item>
              <text:list-item>
                <text:p text:style-name="P23"><text:span text:style-name="T3">Invoicing and basic accounting operations;</text:span></text:p>
              </text:list-item>
              <text:list-item>
                <text:p text:style-name="P23"><text:span text:style-name="T1">Subscription cancellations and refunds.</text:span></text:p>
              </text:list-item>
            </text:list>
            <text:p text:style-name="P9"><text:span text:style-name="T4">5.2. Extraordinary Management Affairs (Strategic decisions):</text:span><text:span text:style-name="T3"><text:line-break/>The following actions require the unanimous decision of the PARTNERS:</text:span></text:p>
            <text:list xml:id="list323123887238310198" text:style-name="WWNum6">
              <text:list-item>
                <text:p text:style-name="P24"><text:span text:style-name="T3">Sale, transfer, or partial/individual closure of the Platform </text:span><text:a xlink:type="simple" xlink:href="https://name.com" text:style-name="Internet_20_link" text:visited-style-name="Visited_20_Internet_20_Link"><text:span text:style-name="T6">yapimap.com</text:span></text:a><text:span text:style-name="T3">;</text:span></text:p>
              </text:list-item>
              <text:list-item>
                <text:p text:style-name="P24"><text:span text:style-name="T3">Admission of a new partner;</text:span></text:p>
              </text:list-item>
              <text:list-item>
                <text:p text:style-name="P24"><text:span text:style-name="T3">Change in the line of business of the Platform </text:span><text:a xlink:type="simple" xlink:href="https://name.com" text:style-name="Internet_20_link" text:visited-style-name="Visited_20_Internet_20_Link"><text:span text:style-name="T6">yapimap.com</text:span></text:a><text:span text:style-name="T3">;</text:span></text:p>
              </text:list-item>
              <text:list-item>
                <text:p text:style-name="P24"><text:span text:style-name="T3">Borrowing or using credit (exceeding a set limit);</text:span></text:p>
              </text:list-item>
              <text:list-item>
                <text:p text:style-name="P24"><text:span text:style-name="T3">Significant legal actions (filing a lawsuit, reaching a settlement, initiating enforcement proceedings);</text:span></text:p>
              </text:list-item>
              <text:list-item>
                <text:p text:style-name="P24"><text:span text:style-name="T3">Transfer or licensing of intellectual property rights of the Platform </text:span><text:a xlink:type="simple" xlink:href="https://name.com" text:style-name="Internet_20_link" text:visited-style-name="Visited_20_Internet_20_Link"><text:span text:style-name="T6">yapimap.com</text:span></text:a><text:span text:style-name="T3"> (trademark, patent).</text:span></text:p>
              </text:list-item>
            </text:list>
            <text:p text:style-name="P1"/>
            <text:p text:style-name="P10"><text:span text:style-name="T4">ARTICLE 6 – TRANSFER OF RIGHTS UPON TERMINATION</text:span></text:p>
            <text:p text:style-name="P9"><text:span text:style-name="T4">6.1. Transfer of Rights in Case of Termination for Just Cause:</text:span><text:span text:style-name="T3"><text:line-break/>If a Party leaves the partnership or terminates it for just cause due to the gross negligence of the other Partner (breach of trust, disclosure of trade secrets, intentional damage to the Platform </text:span><text:a xlink:type="simple" xlink:href="https://name.com" text:style-name="Internet_20_link" text:visited-style-name="Visited_20_Internet_20_Link"><text:span text:style-name="T6">yapimap.com</text:span></text:a><text:span text:style-name="T3">, theft, fraud, commission of a crime), the departing/negligent Partner shall not receive any share, even if the share transfer period has been served, and such Partner's share shall </text:span><text:soft-page-break/><text:span text:style-name="T3">automatically pass to the other Partner(s).</text:span></text:p>
            <text:p text:style-name="P3"/>
            <text:p text:style-name="P3"/>
            <text:p text:style-name="P3"/>
            <text:p text:style-name="P3"/>
            <text:p text:style-name="P1"/>
            <text:p text:style-name="P10"><text:span text:style-name="T4">ARTICLE 7 – NON-COMPETITION CLAUSE</text:span></text:p>
            <text:p text:style-name="P9"><text:span text:style-name="T4">7.1. Non-competition for PARTNER-2 (Software Developer):</text:span><text:span text:style-name="T3"><text:line-break/>For a period of </text:span><text:span text:style-name="T4">2 (two) years</text:span><text:span text:style-name="T3"> from the date of signing this Agreement and after withdrawal from the partnership, PARTNER-2 shall not, without the written consent of PARTNER-1:</text:span></text:p>
            <text:list xml:id="list5435223452718365629" text:style-name="WWNum7">
              <text:list-item>
                <text:p text:style-name="P25"><text:span text:style-name="T3">Create, establish, or initiate the creation of a competing platform using the Platform </text:span><text:a xlink:type="simple" xlink:href="https://name.com" text:style-name="Internet_20_link" text:visited-style-name="Visited_20_Internet_20_Link"><text:span text:style-name="T6">yapimap.com</text:span></text:a><text:span text:style-name="T3">'s source code, database, business model, customer lists, or trade secrets, directly or indirectly;</text:span></text:p>
              </text:list-item>
              <text:list-item>
                <text:p text:style-name="P25"><text:span text:style-name="T3">Enter into commercial relations with current or potential customers of the Platform </text:span><text:a xlink:type="simple" xlink:href="https://name.com" text:style-name="Internet_20_link" text:visited-style-name="Visited_20_Internet_20_Link"><text:span text:style-name="T6">yapimap.com</text:span></text:a><text:span text:style-name="T3">;</text:span></text:p>
              </text:list-item>
              <text:list-item>
                <text:p text:style-name="P25"><text:span text:style-name="T3">Disclose, sell, or transfer the Platform </text:span><text:a xlink:type="simple" xlink:href="https://name.com" text:style-name="Internet_20_link" text:visited-style-name="Visited_20_Internet_20_Link"><text:span text:style-name="T6">yapimap.com</text:span></text:a><text:span text:style-name="T3">'s technical information (source code, algorithms, API keys, database schema) to third parties;</text:span></text:p>
              </text:list-item>
              <text:list-item>
                <text:p text:style-name="P25"><text:span text:style-name="T3">Develop software with the same or similar functions as the Platform </text:span><text:a xlink:type="simple" xlink:href="https://name.com" text:style-name="Internet_20_link" text:visited-style-name="Visited_20_Internet_20_Link"><text:span text:style-name="T6">yapimap.com</text:span></text:a><text:span text:style-name="T3">, either on its own behalf or on behalf of a third party.</text:span></text:p>
              </text:list-item>
            </text:list>
            <text:p text:style-name="P9"><text:span text:style-name="T4">7.2. Non-competition for PARTNER-1 (Business Idea Owner):</text:span><text:span text:style-name="T3"><text:line-break/>During the same period, PARTNER-1 shall not disclose or transfer the Platform </text:span><text:a xlink:type="simple" xlink:href="https://name.com" text:style-name="Internet_20_link" text:visited-style-name="Visited_20_Internet_20_Link"><text:span text:style-name="T6">yapimap.com</text:span></text:a><text:span text:style-name="T3">'s source code or trade secrets to third parties without the written consent of PARTNER-2. However, PARTNER-1 may create or carry on other businesses outside the activities of the Platform </text:span><text:a xlink:type="simple" xlink:href="https://name.com" text:style-name="Internet_20_link" text:visited-style-name="Visited_20_Internet_20_Link"><text:span text:style-name="T6">yapimap.com</text:span></text:a><text:span text:style-name="T3">.</text:span></text:p>
            <text:p text:style-name="P9"><text:span text:style-name="T4">7.3. Breach of Non-competition Clause:</text:span><text:span text:style-name="T3"><text:line-break/>A Partner who breaches the non-competition clause hereby agrees, declares, and undertakes to compensate for all direct and indirect damages arising from such breach. </text:span><text:soft-page-break/><text:span text:style-name="T3">This penalty clause operates within the framework of Articles 179–182 of the Turkish Code of Obligations.</text:span></text:p>
            <text:p text:style-name="P3"/>
            <text:p text:style-name="P3"/>
            <text:p text:style-name="P1"/>
            <text:p text:style-name="P10"><text:span text:style-name="T4">ARTICLE 8 – CONFIDENTIALITY</text:span></text:p>
            <text:p text:style-name="P9"><text:span text:style-name="T3">The Partners agree and undertake to keep confidential all information obtained by them under this Agreement (customer lists, financial data, business plans, software codes, algorithms, marketing strategies, confidential information belonging to construction companies), not to disclose it to third parties during the term of this Agreement and indefinitely after its termination, and not to use it for their own benefit. In the event of breach of confidentiality, the breaching Partner undertakes to compensate all damages incurred.</text:span></text:p>
            <text:p text:style-name="P1"/>
            <text:p text:style-name="P10"><text:span text:style-name="T4">ARTICLE 9 – EXPENSES</text:span></text:p>
            <text:p text:style-name="P9"><text:span text:style-name="T3">All operating expenses of the partnership (hosting, domain, software licenses, advertising expenses, legal consultations, accounting, bank fees, payment system commissions, etc.) shall be covered by the Partners in a </text:span><text:span text:style-name="T4">50/50 ratio</text:span><text:span text:style-name="T3">.</text:span></text:p>
            <text:p text:style-name="P9"><text:span text:style-name="T3">Each Partner shall document their expenses with invoices or receipts.</text:span></text:p>
            <text:p text:style-name="P1"/>
            <text:p text:style-name="P10"><text:span text:style-name="T4">ARTICLE 10 – TERM AND TERMINATION</text:span></text:p>
            <text:p text:style-name="P9"><text:span text:style-name="T4">10.1. Term:</text:span><text:span text:style-name="T3"><text:line-break/>This Agreement shall remain in force for an </text:span><text:span text:style-name="T4">indefinite term</text:span><text:span text:style-name="T3"> starting from the date of signing.</text:span></text:p>
            <text:p text:style-name="P9"><text:span text:style-name="T4">10.2. Immediate Termination for Just Cause:</text:span><text:span text:style-name="T3"><text:line-break/>A Party may terminate this Agreement without notice and without compensation if the other Party:</text:span></text:p>
            <text:list xml:id="list1139886830657832804" text:style-name="WWNum8">
              <text:list-item>
                <text:p text:style-name="P26"><text:span text:style-name="T3">Acts contrary to the terms of this Agreement;</text:span></text:p>
              </text:list-item>
              <text:list-item>
                <text:p text:style-name="P26"><text:soft-page-break/><text:span text:style-name="T1">Abuses trust;</text:span></text:p>
              </text:list-item>
              <text:list-item>
                <text:p text:style-name="P26"><text:span text:style-name="T3">Intentionally damages the Platform </text:span><text:a xlink:type="simple" xlink:href="https://name.com" text:style-name="Internet_20_link" text:visited-style-name="Visited_20_Internet_20_Link"><text:span text:style-name="T6">yapimap.com</text:span></text:a><text:span text:style-name="T3"> or the partnership;</text:span></text:p>
              </text:list-item>
              <text:list-item>
                <text:p text:style-name="P26"><text:span text:style-name="T1">Commits a crime;</text:span></text:p>
              </text:list-item>
              <text:list-item>
                <text:p text:style-name="P26"><text:span text:style-name="T3">Declares bankruptcy or becomes subject to enforcement proceedings.</text:span></text:p>
              </text:list-item>
            </text:list>
            <text:p text:style-name="P9"><text:span text:style-name="T3">In such case, </text:span><text:span text:style-name="T4">Article 6.1</text:span><text:span text:style-name="T3"> (transfer of rights in case of termination for just cause) shall apply.</text:span></text:p>
            <text:p text:style-name="P1"/>
            <text:p text:style-name="P10"><text:span text:style-name="T4">ARTICLE 11 – ASSIGNMENT</text:span></text:p>
            <text:p text:style-name="P9"><text:span text:style-name="T3">A Partner may not assign, transfer, or establish any rights in rem over its partnership share to a third party without the prior written consent of the other Partner. Even if consent is given, the transferee shall be bound by all provisions of this Agreement.</text:span></text:p>
            <text:p text:style-name="P3"/>
            <text:p text:style-name="P1"/>
            <text:p text:style-name="P10"><text:span text:style-name="T4">ARTICLE 12 – DISPUTE RESOLUTION AND JURISDICTION</text:span></text:p>
            <text:p text:style-name="P9"><text:span text:style-name="T3">The courts and enforcement authorities of the Republic of Turkey shall have jurisdiction over any disputes arising from the implementation or interpretation of this Agreement.</text:span></text:p>
            <text:p text:style-name="P9"><text:span text:style-name="T3">The Parties agree that the courts and enforcement authorities of </text:span><text:span text:style-name="T4">Antalya</text:span><text:span text:style-name="T3"> shall have jurisdiction over disputes arising from this Agreement.</text:span></text:p>
            <text:p text:style-name="P1"/>
            <text:p text:style-name="P10"><text:span text:style-name="T4">ARTICLE 13 – ENTRY INTO FORCE</text:span></text:p>
            <text:p text:style-name="P9"><text:span text:style-name="T3">This Agreement shall enter into force upon signature by the Parties after they have reviewed and understood its terms.</text:span></text:p>
            <text:p text:style-name="P1"/>
            <text:p text:style-name="P10"><text:span text:style-name="T4">ARTICLE 14 – COPIES</text:span></text:p>
            <text:p text:style-name="P9"><text:span text:style-name="T3">This Agreement has been executed in </text:span><text:span text:style-name="T4">2 (two) original copies</text:span><text:span text:style-name="T3">, with </text:span><text:span text:style-name="T4">1 (one)</text:span><text:span text:style-name="T3"> copy provided to each Party. </text:span><text:span text:style-name="T1">Both copies have equal legal force.</text:span></text:p>
            <text:p text:style-name="P1"/>
            <text:p text:style-name="P10"><text:soft-page-break/><text:span text:style-name="T4">ARTICLE 15 – APPENDICES</text:span></text:p>
            <text:p text:style-name="P9"><text:span text:style-name="T3">The following documents are annexed to this Partnership Agreement and form an integral part hereof:</text:span></text:p>
            <text:p text:style-name="P9"><text:span text:style-name="T2">Appendix-1:</text:span><text:span text:style-name="T1"> Software Transfer Agreement</text:span></text:p>
            <text:p text:style-name="P1"/>
            <text:p text:style-name="P1"/>
            <text:p text:style-name="P1"/>
            <text:p text:style-name="P1"/>
            <text:p text:style-name="P1"/>
            <text:p text:style-name="P1"/>
            <text:p text:style-name="P9"><text:span text:style-name="T4">SIGNATURES</text:span></text:p>
            <text:p text:style-name="P9"><text:span text:style-name="T4">PARTNER-1 (Business Idea Owner/Operator):</text:span><text:span text:style-name="T3"><text:line-break/>Full name: __________________________<text:line-break/>Signature: __________________________<text:line-break/>Date: ___ / ___ / 202__</text:span></text:p>
            <text:p text:style-name="P9"><text:span text:style-name="T4">PARTNER-2 (Software Developer / Technical Partner):</text:span><text:span text:style-name="T3"><text:line-break/>Full name: __________________________<text:line-break/>Signature: __________________________<text:line-break/>Date: ___ / ___ / 202__</text:span></text:p>
            <text:p text:style-name="P6"/>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User</dc:creator>
    <meta:editing-cycles>3</meta:editing-cycles>
    <meta:creation-date>2026-04-26T10:30:00</meta:creation-date>
    <dc:date>2026-04-26T11:24:00</dc:date>
    <meta:editing-duration>PT10S</meta:editing-duration>
    <meta:generator>OpenOffice/4.1.15$Win32 OpenOffice.org_project/4115m2$Build-9813</meta:generator>
    <meta:document-statistic meta:table-count="3" meta:image-count="0" meta:object-count="0" meta:page-count="10" meta:paragraph-count="229" meta:word-count="3149" meta:character-count="231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